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425CB0000741E0000522337E49A1CA4FD34E0.svg" manifest:media-type="image/svg+xml"/>
  <manifest:file-entry manifest:full-path="Pictures/100002010000017700000380F8ED5DC758FAE891.png" manifest:media-type="image/png"/>
  <manifest:file-entry manifest:full-path="Pictures/100002010000034900000253F7222587C14E509E.png" manifest:media-type="image/png"/>
  <manifest:file-entry manifest:full-path="Pictures/100002010000025E00000270CF115A50DBFA7B8D.png" manifest:media-type="image/png"/>
  <manifest:file-entry manifest:full-path="Pictures/100297450000741E000052239BCAE69C43D9EB51.svg" manifest:media-type="image/svg+xml"/>
  <manifest:file-entry manifest:full-path="Pictures/10000201000001F30000012D6817106D900F0BBF.png" manifest:media-type="image/png"/>
  <manifest:file-entry manifest:full-path="Pictures/10000201000001840000039DE329392CAE2D4D35.png" manifest:media-type="image/png"/>
  <manifest:file-entry manifest:full-path="Pictures/1000020100000253000003493C882A561E787045.png" manifest:media-type="image/png"/>
  <manifest:file-entry manifest:full-path="Pictures/1003B2AB000052230000741E4BCB3598541B1E81.svg" manifest:media-type="image/svg+xml"/>
  <manifest:file-entry manifest:full-path="Pictures/100002010000050200000276363E964DBC91F073.png" manifest:media-type="image/png"/>
  <manifest:file-entry manifest:full-path="Pictures/1000020100000349000002531EDF2E0FC0AD63A9.png" manifest:media-type="image/png"/>
  <manifest:file-entry manifest:full-path="Pictures/10000201000004EE0000053B191470975B9A98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redmet_20_brez_20_polnila_20_in_20_brez_20_čr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Predmet_20_brez_20_polnila_20_in_20_brez_20_čr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Predmet_20_brez_20_polnila_20_in_20_brez_20_črt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Predmet_20_brez_20_polnila_20_in_20_brez_20_čr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cm, 0cm, 1.44cm, 0cm)" draw:image-opacity="100%" style:mirror="none"/>
    </style:style>
    <style:style style:name="pr1" style:family="presentation" style:parent-style-name="Privzeto-title">
      <style:graphic-properties fo:min-height="3.505cm"/>
      <style:paragraph-properties style:writing-mode="lr-tb"/>
    </style:style>
    <style:style style:name="pr2" style:family="presentation" style:parent-style-name="Privzeto-notes">
      <style:graphic-properties draw:fill-color="#ffffff" fo:min-height="13.364cm"/>
      <style:paragraph-properties style:writing-mode="lr-tb"/>
    </style:style>
    <style:style style:name="pr3" style:family="presentation" style:parent-style-name="Privzeto-title">
      <style:graphic-properties draw:auto-grow-height="true" fo:min-height="3.505cm"/>
      <style:paragraph-properties style:writing-mode="lr-tb"/>
    </style:style>
    <style:style style:name="pr4" style:family="presentation" style:parent-style-name="Privzet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ivzeto-title">
      <style:graphic-properties fo:min-height="4.6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ivzeto" presentation:presentation-page-layout-name="AL1T1">
        <office:forms form:automatic-focus="false" form:apply-design-mode="false"/>
        <draw:frame presentation:style-name="pr1" draw:text-style-name="P1" draw:layer="layout" svg:width="25.199cm" svg:height="3.505cm" svg:x="1.4cm" svg:y="0.836cm" presentation:class="title" presentation:user-transformed="true">
          <draw:text-box>
            <text:p>Zasnova naključnega bita</text:p>
          </draw:text-box>
        </draw:frame>
        <draw:frame draw:style-name="gr1" draw:text-style-name="P2" draw:layer="layout" svg:width="15.14cm" svg:height="16.065cm" svg:x="7.86cm" svg:y="3.935cm">
          <draw:image xlink:href="Pictures/10000201000004EE0000053B191470975B9A98D2.png" xlink:type="simple" xlink:show="embed" xlink:actuate="onLoad" loext:mime-type="image/png">
            <text:p/>
          </draw:image>
        </draw:frame>
        <draw:frame draw:style-name="gr1" draw:text-style-name="P2" draw:layer="layout" svg:width="11.221cm" svg:height="5.514cm" svg:x="0.8cm" svg:y="14.4cm" presentation:class="graphic" presentation:user-transformed="true">
          <draw:image xlink:href="Pictures/100002010000050200000276363E964DBC91F0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ivzeto" presentation:presentation-page-layout-name="AL1T1">
        <office:forms form:automatic-focus="false" form:apply-design-mode="false"/>
        <draw:frame draw:style-name="gr1" draw:text-style-name="P2" draw:layer="layout" svg:width="18.477cm" svg:height="26.124cm" svg:x="11.921cm" svg:y="-2.716cm" presentation:class="graphic" presentation:user-transformed="true">
          <draw:image xlink:href="Pictures/1003B2AB000052230000741E4BCB3598541B1E81.svg" xlink:type="simple" xlink:show="embed" xlink:actuate="onLoad" loext:mime-type="image/svg+xml">
            <text:p/>
          </draw:image>
          <draw:image xlink:href="Pictures/1000020100000253000003493C882A561E787045.png" xlink:type="simple" xlink:show="embed" xlink:actuate="onLoad" loext:mime-type="image/png"/>
        </draw:frame>
        <draw:frame draw:style-name="gr3" draw:text-style-name="P2" draw:layer="layout" svg:width="7.192cm" svg:height="17.148cm" svg:x="0.6cm" svg:y="0.852cm">
          <draw:image xlink:href="Pictures/10000201000001840000039DE329392CAE2D4D35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3.505cm" svg:x="1.4cm" svg:y="0.836cm" presentation:class="title" presentation:user-transformed="true">
          <draw:text-box>
            <text:p>Naključni bit</text:p>
          </draw:text-box>
        </draw:frame>
        <draw:frame draw:style-name="gr4" draw:text-style-name="P4" draw:layer="layout" svg:width="9.104cm" svg:height="5.491cm" svg:x="5.8cm" svg:y="15.509cm">
          <draw:image xlink:href="Pictures/10000201000001F30000012D6817106D900F0B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ivzeto" presentation:presentation-page-layout-name="AL1T1">
        <office:forms form:automatic-focus="false" form:apply-design-mode="false"/>
        <draw:frame draw:style-name="gr3" draw:text-style-name="P2" draw:layer="layout" svg:width="27.999cm" svg:height="19.805cm" svg:x="2.401cm" svg:y="-0.8cm">
          <draw:image xlink:href="Pictures/100297450000741E000052239BCAE69C43D9EB51.svg" xlink:type="simple" xlink:show="embed" xlink:actuate="onLoad" loext:mime-type="image/svg+xml">
            <text:p/>
          </draw:image>
          <draw:image xlink:href="Pictures/100002010000034900000253F7222587C14E509E.png" xlink:type="simple" xlink:show="embed" xlink:actuate="onLoad" loext:mime-type="image/png"/>
        </draw:frame>
        <draw:frame presentation:style-name="pr3" draw:text-style-name="P1" draw:layer="layout" svg:width="25.199cm" svg:height="3.505cm" svg:x="1.4cm" svg:y="0.836cm" presentation:class="title" presentation:user-transformed="true">
          <draw:text-box>
            <text:p>Top – vse komponente</text:p>
          </draw:text-box>
        </draw:frame>
        <draw:frame draw:style-name="gr3" draw:text-style-name="P2" draw:layer="layout" svg:width="7.319cm" svg:height="17.491cm" svg:x="0.4cm" svg:y="3cm">
          <draw:image xlink:href="Pictures/100002010000017700000380F8ED5DC758FAE89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ivzeto" presentation:presentation-page-layout-name="AL1T1">
        <office:forms form:automatic-focus="false" form:apply-design-mode="false"/>
        <draw:frame presentation:style-name="pr5" draw:text-style-name="P1" draw:layer="layout" svg:width="25.199cm" svg:height="4.633cm" svg:x="1.4cm" svg:y="0.272cm" presentation:class="title" presentation:user-transformed="true">
          <draw:text-box>
            <text:p>Združevalnik števil<text:line-break/>8-bit → 32-bit</text:p>
          </draw:text-box>
        </draw:frame>
        <draw:frame draw:style-name="gr3" draw:text-style-name="P2" draw:layer="layout" svg:width="27.999cm" svg:height="19.805cm" svg:x="1.801cm" svg:y="6.236cm">
          <draw:image xlink:href="Pictures/100425CB0000741E0000522337E49A1CA4FD34E0.svg" xlink:type="simple" xlink:show="embed" xlink:actuate="onLoad" loext:mime-type="image/svg+xml">
            <text:p/>
          </draw:image>
          <draw:image xlink:href="Pictures/1000020100000349000002531EDF2E0FC0AD63A9.png" xlink:type="simple" xlink:show="embed" xlink:actuate="onLoad" loext:mime-type="image/png"/>
        </draw:frame>
        <draw:frame draw:style-name="gr5" draw:text-style-name="P2" draw:layer="layout" svg:width="14.646cm" svg:height="10.599cm" svg:x="-0.446cm" svg:y="4.001cm">
          <draw:image xlink:href="Pictures/100002010000025E00000270CF115A50DBFA7B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Liki" draw:style="rectangular" draw:cx="50%" draw:cy="50%" draw:start-color="#cccccc" draw:end-color="#ffffff" draw:start-intensity="100%" draw:end-intensity="100%" draw:angle="0" draw:border="0%"/>
    <draw:gradient draw:name="Zapolnjeno" draw:style="linear" draw:start-color="#ffffff" draw:end-color="#cccccc" draw:start-intensity="100%" draw:end-intensity="100%" draw:angle="300" draw:border="0%"/>
    <draw:gradient draw:name="Zapolnjeno_20_modro" draw:display-name="Zapolnjeno modro" draw:style="linear" draw:start-color="#729fcf" draw:end-color="#355269" draw:start-intensity="100%" draw:end-intensity="100%" draw:angle="300" draw:border="0%"/>
    <draw:gradient draw:name="Zapolnjeno_20_rdeče" draw:display-name="Zapolnjeno rdeče" draw:style="linear" draw:start-color="#ff6d6d" draw:end-color="#c9211e" draw:start-intensity="100%" draw:end-intensity="100%" draw:angle="300" draw:border="0%"/>
    <draw:gradient draw:name="Zapolnjeno_20_rumeno" draw:display-name="Zapolnjeno rumeno" draw:style="linear" draw:start-color="#ffde59" draw:end-color="#b47804" draw:start-intensity="100%" draw:end-intensity="100%" draw:angle="300" draw:border="0%"/>
    <draw:gradient draw:name="Zapolnjeno_20_zeleno" draw:display-name="Zapolnjeno zel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Liki"/>
      <style:text-properties fo:font-size="14pt" fo:font-weight="bold"/>
    </style:style>
    <style:style style:name="Filled" style:family="graphic" style:parent-style-name="Shapes">
      <style:graphic-properties draw:fill="gradient" draw:fill-gradient-name="Zapolnjeno"/>
    </style:style>
    <style:style style:name="Filled_20_Blue" style:display-name="Filled Blue" style:family="graphic" style:parent-style-name="Filled">
      <style:graphic-properties draw:fill-gradient-name="Zapolnjeno_20_modro"/>
      <style:text-properties fo:color="#ffffff"/>
    </style:style>
    <style:style style:name="Filled_20_Green" style:display-name="Filled Green" style:family="graphic" style:parent-style-name="Filled">
      <style:graphic-properties draw:fill-gradient-name="Zapolnjeno_20_zel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Zapolnjeno_20_rdeče"/>
      <style:text-properties fo:color="#ffffff"/>
    </style:style>
    <style:style style:name="Filled_20_Yellow" style:display-name="Filled Yellow" style:family="graphic" style:parent-style-name="Filled">
      <style:graphic-properties draw:fill-gradient-name="Zapolnjeno_20_rum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ivzeto-background" style:family="presentation">
      <style:graphic-properties draw:stroke="none" draw:fill="none"/>
      <style:text-properties style:letter-kerning="true"/>
    </style:style>
    <style:style style:name="Privz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vz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-outline1" style:family="presentation">
      <style:graphic-properties draw:stroke="none" draw:fill="none" draw:auto-grow-height="false" draw:fit-to-size="shrink-to-fit" style:shrink-to-fit="true">
        <text:list-style style:name="Privz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outline2" style:family="presentation" style:parent-style-name="Privzet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Privzeto-outline3" style:family="presentation" style:parent-style-name="Privze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ivzeto-outline4" style:family="presentation" style:parent-style-name="Privzeto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Privzeto-outline5" style:family="presentation" style:parent-style-name="Privzet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6" style:family="presentation" style:parent-style-name="Privzet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7" style:family="presentation" style:parent-style-name="Privzet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8" style:family="presentation" style:parent-style-name="Privzet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9" style:family="presentation" style:parent-style-name="Privzet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subtitle" style:family="presentation">
      <style:graphic-properties draw:stroke="none" draw:fill="none" draw:textarea-vertical-align="middle">
        <text:list-style style:name="Privz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title" style:family="presentation">
      <style:graphic-properties draw:stroke="none" draw:fill="none" draw:textarea-vertical-align="middle">
        <text:list-style style:name="Privz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ivze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ivze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ivze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številka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ivzeto" style:page-layout-name="PM1" draw:style-name="Mdp1">
      <office:forms form:automatic-focus="false" form:apply-design-mode="false"/>
      <draw:frame presentation:style-name="Privzeto-title" draw:layer="backgroundobjects" svg:width="25.199cm" svg:height="3.505cm" svg:x="1.4cm" svg:y="0.836cm" presentation:class="title" presentation:placeholder="true">
        <draw:text-box/>
      </draw:frame>
      <draw:frame presentation:style-name="Privzet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span text:style-name="MT1"><text:page-number>&lt;številka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ivzeto-title" draw:layer="backgroundobjects" svg:width="19.798cm" svg:height="11.136cm" svg:x="0.6cm" svg:y="2.257cm" presentation:class="page"/>
        <draw:frame presentation:style-name="Privze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6:34:01.231469164</meta:creation-date>
    <dc:date>2022-09-15T15:02:18.188436953</dc:date>
    <meta:editing-duration>PT3H47M55S</meta:editing-duration>
    <meta:editing-cycles>43</meta:editing-cycles>
    <meta:generator>LibreOffice/6.4.7.2$Linux_X86_64 LibreOffice_project/40$Build-2</meta:generator>
    <meta:document-statistic meta:object-count="42"/>
  </office:meta>
</office:document-meta>
</file>